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4000001FC43815F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932cm" svg:height="3.099cm" svg:x="0.1cm" svg:y="0.001cm">
          <draw:image xlink:href="Pictures/1000000000000514000001FC43815F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7-05T12:28:26.13</meta:creation-date>
    <dc:date>2017-07-05T12:44:33.68</dc:date>
    <dc:creator>Jason Statham</dc:creator>
    <meta:editing-duration>PT16M7S</meta:editing-duration>
    <meta:editing-cycles>2</meta:editing-cycles>
    <meta:generator>OpenOffice/4.1.3$Win32 OpenOffice.org_project/413m1$Build-9783</meta:generator>
    <meta:document-statistic meta:object-count="1"/>
  </office:meta>
</office:document-meta>
</file>